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f688" officeooo:paragraph-rsid="000bf688"/>
    </style:style>
    <style:style style:name="P2" style:family="paragraph" style:parent-style-name="Standard">
      <style:paragraph-properties fo:text-align="start" style:justify-single-word="false"/>
      <style:text-properties officeooo:rsid="000bf688" officeooo:paragraph-rsid="000ce3a8"/>
    </style:style>
    <style:style style:name="P3" style:family="paragraph" style:parent-style-name="Standard">
      <style:text-properties fo:font-weight="bold" officeooo:rsid="000bf688" officeooo:paragraph-rsid="000bf688" style:font-weight-asian="bold" style:font-weight-complex="bold"/>
    </style:style>
    <style:style style:name="P4" style:family="paragraph" style:parent-style-name="Standard">
      <style:paragraph-properties fo:text-align="start" style:justify-single-word="false"/>
      <style:text-properties fo:font-weight="bold" officeooo:rsid="000ce3a8" officeooo:paragraph-rsid="000ce3a8" style:font-weight-asian="bold" style:font-weight-complex="bold"/>
    </style:style>
    <style:style style:name="P5" style:family="paragraph" style:parent-style-name="Standard">
      <style:paragraph-properties fo:text-align="start" style:justify-single-word="false"/>
      <style:text-properties fo:font-weight="bold" officeooo:rsid="000d9ef1" officeooo:paragraph-rsid="000d9ef1" style:font-weight-asian="bold" style:font-weight-complex="bold"/>
    </style:style>
    <style:style style:name="P6" style:family="paragraph" style:parent-style-name="Standard">
      <style:paragraph-properties fo:text-align="start" style:justify-single-word="false"/>
      <style:text-properties fo:font-weight="bold" officeooo:rsid="00117c0f" officeooo:paragraph-rsid="00117c0f" style:font-weight-asian="bold" style:font-weight-complex="bold"/>
    </style:style>
    <style:style style:name="P7" style:family="paragraph" style:parent-style-name="Standard">
      <style:paragraph-properties fo:text-align="start" style:justify-single-word="false"/>
      <style:text-properties officeooo:rsid="000ce3a8" officeooo:paragraph-rsid="000ce3a8"/>
    </style:style>
    <style:style style:name="P8" style:family="paragraph" style:parent-style-name="Standard">
      <style:paragraph-properties fo:text-align="start" style:justify-single-word="false"/>
      <style:text-properties fo:font-weight="normal" officeooo:rsid="000ce3a8" officeooo:paragraph-rsid="000ce3a8" style:font-weight-asian="normal" style:font-weight-complex="normal"/>
    </style:style>
    <style:style style:name="P9" style:family="paragraph" style:parent-style-name="Standard">
      <style:paragraph-properties fo:text-align="start" style:justify-single-word="false"/>
      <style:text-properties fo:font-weight="normal" officeooo:rsid="000d9ef1" officeooo:paragraph-rsid="000d9ef1" style:font-weight-asian="normal" style:font-weight-complex="normal"/>
    </style:style>
    <style:style style:name="P10" style:family="paragraph" style:parent-style-name="Standard">
      <style:paragraph-properties fo:text-align="start" style:justify-single-word="false"/>
      <style:text-properties fo:font-weight="normal" officeooo:rsid="000f91d7" officeooo:paragraph-rsid="000f91d7" style:font-weight-asian="normal" style:font-weight-complex="normal"/>
    </style:style>
    <style:style style:name="P11" style:family="paragraph" style:parent-style-name="Standard">
      <style:paragraph-properties fo:text-align="start" style:justify-single-word="false"/>
      <style:text-properties fo:font-weight="normal" officeooo:rsid="00117c0f" officeooo:paragraph-rsid="00117c0f" style:font-weight-asian="normal" style:font-weight-complex="normal"/>
    </style:style>
    <style:style style:name="T1" style:family="text">
      <style:text-properties officeooo:rsid="000ce3a8"/>
    </style:style>
    <style:style style:name="T2" style:family="text">
      <style:text-properties fo:font-weight="bold" style:font-weight-asian="bold" style:font-weight-complex="bold"/>
    </style:style>
    <style:style style:name="T3" style:family="text">
      <style:text-properties officeooo:rsid="00117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apo 1 et 2 Présentation de l’équipe et sommaire QUENTIN </text:p>
      <text:p text:style-name="P1">// Bonne chance</text:p>
      <text:p text:style-name="P1"/>
      <text:p text:style-name="P3">Diapo3 présentation générales YAEL</text:p>
      <text:p text:style-name="P1">Ce projet est une librairie intelligente en ligne permettant de suggerer des livres aux utilisateurs.</text:p>
      <text:p text:style-name="P1">SUGGESTIONS SONT BASÉES sur le profil des client, les tendances, l’historique d’achat la correspondances de profils des client …</text:p>
      <text:p text:style-name="P1">Les utilisateus peuvent s’incscrire ou se connecter pour ensuite aller voir les suggestion que lui propose le site ou rechercher un livre qui lui plait . Ensuite l’utilisateur peut acheter le livre et le noté après l’achat</text:p>
      <text:p text:style-name="P1">Permet à l’administrateur d’ajouter et de supprimer des livres</text:p>
      <text:p text:style-name="P1"/>
      <text:p text:style-name="P3">Diapo4 Cadres est limites <text:s/>QUENTIN</text:p>
      <text:p text:style-name="P2">Nous nous sommes fixer des limites des le debut du projet pour ne pas etre débordé par nos idées.</text:p>
      <text:p text:style-name="P2"><text:span text:style-name="T1">Le site est basé sur une architecture 3tiers. il</text:span> est entieremetn développé en PHP <text:span text:style-name="T1">les données provenant du base de données SQL</text:span></text:p>
      <text:p text:style-name="P7">Le site n’inclue pas d’argent chaque livre est achetable par chaque utilisateur sans crédit ou solde</text:p>
      <text:p text:style-name="P7">La suggestion est limité par les données que nous avons choisi de trouver pertinente. </text:p>
      <text:p text:style-name="P7">// montrer le mld et dire quelques données </text:p>
      <text:p text:style-name="P7"/>
      <text:p text:style-name="P4">Diapo5 Fonctionnalité WEB QUENTIN</text:p>
      <text:p text:style-name="P8">Le site se partage en deux partie, la partie utilisateur et la partie administrateur </text:p>
      <text:p text:style-name="P8">Dans la partie utilisateur il est possible de se connecter pour acceder au site. Lors de la connexionle password rentré par l’utilisateur est comparé au mot de passe crypté stocké dans la BDD avec la fonction php password verify. Lors de l’inscription le mot de passe rentré par l’utilisateur est crypté grace à la fonction password hash puis stocké dans la BDD</text:p>
      <text:p text:style-name="P9">Il lui est ensuite possible d’achter un livre . Une entrée est crée dans la table seen quand l’utilisateur arrive sur la page du livre. Cela signifie que lors de la suggestion ce livre sera privilégier car l’utilisateur à déjà été ce renseigné à son propos . On utilise ensuite les Update SQL via PDO quand l’utilisateur achete le livre pour lui donner une date d’achat et ce qui nous permet de l’ajouter à sa bibliothèque dans son profil. L’utilisateur peut ensuite retourner sur la page du livre pour le noter.</text:p>
      <text:p text:style-name="P9">Dans la partie adminitrateur il est possible d’ajouter des auteurs. Ou encore ajouter ou de supprimer des livres existants dans la base de données</text:p>
      <text:p text:style-name="P9"/>
      <text:p text:style-name="P9"><text:s text:c="4"/><text:span text:style-name="T2">Diapo 6 et 7 : Généralité sur la suggestion / Algorithme de suggestions YAEL</text:span></text:p>
      <text:p text:style-name="P9">//Good luck</text:p>
      <text:p text:style-name="P9"/>
      <text:p text:style-name="P5">Diapo 8 Déroulement du projet Quentin</text:p>
      <text:p text:style-name="P5"/>
      <text:p text:style-name="P10">Nous nous sommes organiser afin de pouvoir respecter les points d’avancement du 20 janvier et du 24 fevrier selon le calendrier de taches ci contre . Nous avons utilisé GITHUB pour pouvoir nous transférer des fichiers simplement peut importe notre emplacement. On a choisi d’heberger notre site sur l’intranet de l’université plutot qu’en ligne car nous y étions déjà habitué grace à des projets précedents ce qui nous a permis de demarer le projet rapidement et avec efficacité</text:p>
      <text:p text:style-name="P10">On a utilisé l’ide Atom pour le developpement en php car c’est celui qui nous apportait le plus grand confort dans notre programation.</text:p>
      <text:p text:style-name="P10">Nous nous sommes réparties les taches equitablement Yael c’est en particulier occupé de la suggestion et moi du site web. Neanmoins on s’est entraidés pour la plupart des problèmes rencontrés. <text:span text:style-name="T3">On a tous les deux remplis la base de données pour que cela prenne le moins de temps possible sur le developpement</text:span></text:p>
      <text:p text:style-name="P10"><text:s text:c="13"/></text:p>
      <text:p text:style-name="P10"/>
      <text:p text:style-name="P6"><text:soft-page-break/>Diapo 9 Conclusion YAEL</text:p>
      <text:p text:style-name="P11">Problématique identifiées</text:p>
      <text:p text:style-name="P11">Il fallait suggerer des livres différent pour chaque client différent en fonction de leurs profils, ona donc utilisé les données afin de les repartir en plusieurs classes différentes ce qui nous as permis d’ensuite utiliser ses classes pour catégoriser les clients (sociopro et genre)</text:p>
      <text:p text:style-name="P11">La recherche de livres = comparaison des titres et de l’information demandé par le client</text:p>
      <text:p text:style-name="P11">Ajout et suppresion de livre avec des requetes </text:p>
      <text:p text:style-name="P11"/>
      <text:p text:style-name="P11">Ameilioration possible </text:p>
      <text:p text:style-name="P11">// lira la diapo c’est eas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Liguori</meta:initial-creator>
    <meta:creation-date>2020-03-08T21:32:21.765568345</meta:creation-date>
    <dc:date>2020-03-08T22:20:28.613171423</dc:date>
    <dc:creator>Quentin Liguori</dc:creator>
    <meta:editing-duration>PT6M59S</meta:editing-duration>
    <meta:editing-cycles>1</meta:editing-cycles>
    <meta:document-statistic meta:table-count="0" meta:image-count="0" meta:object-count="0" meta:page-count="2" meta:paragraph-count="32" meta:word-count="632" meta:character-count="3821" meta:non-whitespace-character-count="3196"/>
    <meta:generator>LibreOffice/6.0.7.3$Linux_X86_64 LibreOffice_project/00m0$Build-3</meta:generator>
  </office:meta>
</office:document-meta>
</file>